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e669" officeooo:paragraph-rsid="0004e669"/>
    </style:style>
    <style:style style:name="P2" style:family="paragraph" style:parent-style-name="Standard">
      <style:text-properties officeooo:rsid="0004e669" officeooo:paragraph-rsid="0004e669"/>
    </style:style>
    <style:style style:name="P3" style:family="paragraph" style:parent-style-name="Standard">
      <style:text-properties officeooo:rsid="00052547" officeooo:paragraph-rsid="00052547"/>
    </style:style>
    <style:style style:name="P4" style:family="paragraph" style:parent-style-name="Standard">
      <style:text-properties officeooo:rsid="000570ca" officeooo:paragraph-rsid="000570ca"/>
    </style:style>
    <style:style style:name="T1" style:family="text">
      <style:text-properties officeooo:rsid="00052547"/>
    </style:style>
    <style:style style:name="T2" style:family="text">
      <style:text-properties officeooo:rsid="000570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ahier des charges</text:p>
      <text:h text:style-name="Heading_20_1" text:outline-level="1">Présentation </text:h>
      <text:p text:style-name="P1">Nous sommes un groupe d'étudiants en informatique et nous allons réaliser un jeu-vidéo.</text:p>
      <text:h text:style-name="Heading_20_2" text:outline-level="2">Membres</text:h>
      <text:p text:style-name="P1">Chef de projet: Abidi Hamza</text:p>
      <text:p text:style-name="P1">Email: hamza.abidi@alumni.univ-avignon.fr</text:p>
      <text:p text:style-name="P1"/>
      <text:p text:style-name="P1">Responsable du contenu: Gautier Bastien</text:p>
      <text:p text:style-name="P1">Email: batien.gautier5@alumni.univ-avignon.fr</text:p>
      <text:p text:style-name="P1"/>
      <text:p text:style-name="P1">Testeur: Guzik Thomas</text:p>
      <text:p text:style-name="P1">Email : thomas.guzik@alumni.univ-avignon.fr</text:p>
      <text:h text:style-name="Heading_20_2" text:outline-level="2">Contexte du projet</text:h>
      <text:p text:style-name="P1">Nous nous proposons de réaliser un jeu 2D, fonctionnel et intuitif. L'objectif du joueur sera de chercher des monstres et de les combattre. Le jeu sera jouable sous Linux et Windows.</text:p>
      <text:h text:style-name="Heading_20_1" text:outline-level="1">Description Global du projet</text:h>
      <text:h text:style-name="Heading_20_2" text:outline-level="2">Objectif du jeu-vidéo</text:h>
      <text:p text:style-name="P1">Le but du projet est de créer un jeu de rôle avec phase d'exploration et de combat au tour par tour.</text:p>
      <text:h text:style-name="Heading_20_2" text:outline-level="2">Description du gameplay générale</text:h>
      <text:p text:style-name="P1">La partie commence par la sélection du héros. Chaque héros a des compétences différentes, un niveau de mana max différent, un niveau de vie différent.</text:p>
      <text:p text:style-name="P1">Le jeu s'organise en 2 parties:</text:p>
      <text:p text:style-name="P1">- une partie en plateau où le joueur se déplace sur la carte</text:p>
      <text:p text:style-name="P1">- une partie de combat en tour par tour où le joueur affronte un monstre</text:p>
      <text:h text:style-name="Heading_20_2" text:outline-level="2">Description de la jauge de vie, de mana et des compétences</text:h>
      <text:p text:style-name="P1">Chaque entité <text:s/>a une jauge de vie, une jauge de mana et des compétences.</text:p>
      <text:p text:style-name="P1">La jauge de vie va de 0 à 10. On désignera son unité en pv. Au début de la partie le joueur a 10 pv, sa santé est maximale. Puis, il peut perdre des pv lors des combats. Dès qu'il arrive à 0, le joueur est considéré comme mort, <text:s/>c'est le game over.</text:p>
      <text:p text:style-name="P1">La jauge de mana permet à une entité de réaliser certaines actions. En effet, chaque action a un coup en mana.</text:p>
      <text:p text:style-name="P1">Les compétences désignent les actions que peuvent réaliser les entités.</text:p>
      <text:h text:style-name="Heading_20_2" text:outline-level="2">Description de la carte</text:h>
      <text:p text:style-name="P1">Lors de la partie plateau, le joueur évolue sur une carte peuplé de monstres. La carte est composé de différents environnements: des <text:span text:style-name="T2">arbres</text:span>, de <text:span text:style-name="T2">l'eau</text:span>, des montagnes.. Le joueur ne peut pas se déplacer sur l'eau.</text:p>
      <text:p text:style-name="P4">Il y a la disponibilité de carte pré-faite et de carte généré aléatoirement. </text:p>
      <text:h text:style-name="Heading_20_2" text:outline-level="2"><text:soft-page-break/>Description du combat au tour par tour</text:h>
      <text:p text:style-name="P1">Lors que le joueur rencontre un monstre, il s'engage une phase de combat. <text:s/>Le joueur choisi<text:span text:style-name="T2">t</text:span> son action, le monstre aussi. Selon la vitesse de la compétence choisi par chacune des entités, l'entité qui a choisi la compétence la plus rapide <text:span text:style-name="T2">applique</text:span> en premier son action. Ensuite, l'autre entité <text:span text:style-name="T2">applique la sienne</text:span>. Et on recommence jusqu'à la mort ou l'abandon de la partie.</text:p>
      <text:h text:style-name="Heading_20_1" text:outline-level="1">Spécifications fonctionnelles et techniques</text:h>
      <text:h text:style-name="Heading_20_2" text:outline-level="2">Contenu</text:h>
      <text:p text:style-name="P1">Il s'agit d'un programme en C++, avec une carte.</text:p>
      <text:h text:style-name="Heading_20_2" text:outline-level="2">Déroulé fonctionnel</text:h>
      <text:p text:style-name="P1">Les fonctionnalités proposées sont:</text:p>
      <text:p text:style-name="P1">- <text:span text:style-name="T2">une interface graphique</text:span></text:p>
      <text:p text:style-name="P1">- <text:span text:style-name="T2">différents modes de jeu (god, normal)</text:span></text:p>
      <text:p text:style-name="P1">- choix et personnalisation des entités <text:span text:style-name="T2">via un menu</text:span></text:p>
      <text:p text:style-name="P1">- un choix automatique d'action pour les monstres</text:p>
      <text:p text:style-name="P1">- carte interactiv<text:span text:style-name="T2">e</text:span></text:p>
      <text:p text:style-name="P1">- <text:span text:style-name="T2">générateur de carte</text:span></text:p>
      <text:p text:style-name="P1">- <text:span text:style-name="T2">éditeur de carte</text:span></text:p>
      <text:p text:style-name="P1">- un système de combat au tour par tour</text:p>
      <text:h text:style-name="Heading_20_2" text:outline-level="2">Design</text:h>
      <text:p text:style-name="P1">Le design sera un affichage graphique</text:p>
      <text:h text:style-name="Heading_20_2" text:outline-level="2">Technologie déployée </text:h>
      <text:p text:style-name="P1">- <text:span text:style-name="T1">Langage C++</text:span></text:p>
      <text:p text:style-name="P1">- On utilisera la bibliothèque SFML pou<text:span text:style-name="T1">r l'affichage</text:span></text:p>
      <text:h text:style-name="Heading_20_1" text:outline-level="1">Livrables et attendus</text:h>
      <text:h text:style-name="Heading_20_2" text:outline-level="2">Planning</text:h>
      <text:p text:style-name="P1"><text:span text:style-name="T1">Le jeu sera disponible avant le 11 mai</text:span>.</text:p>
      <text:h text:style-name="Heading_20_2" text:outline-level="2">Liste des pièces à livrer par le prestataire</text:h>
      <text:p text:style-name="P3">Un dossier de fichier source, un fichier makefile pour réaliser la compilation, des images pour le graphismes, ainsi qu'un manuel d'utilis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0T10:59:22.890201583</meta:creation-date>
    <dc:date>2017-03-30T11:18:02.200154484</dc:date>
    <meta:editing-duration>PT7M6S</meta:editing-duration>
    <meta:editing-cycles>3</meta:editing-cycles>
    <meta:generator>LibreOffice/4.2.8.2$Linux_X86_64 LibreOffice_project/420m0$Build-2</meta:generator>
    <meta:document-statistic meta:table-count="0" meta:image-count="0" meta:object-count="0" meta:page-count="2" meta:paragraph-count="53" meta:word-count="524" meta:character-count="3116" meta:non-whitespace-character-count="2639"/>
  </office:meta>
</office:document-meta>
</file>